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7">
      <style:paragraph-properties fo:text-align="start"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text-line-through-style="solid"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text-line-through-style="solid"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text-line-through-style="none" fo:font-size="10pt" style:text-underline-style="none"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list-style-name="L10">
      <style:paragraph-properties fo:text-align="start" style:justify-single-word="false"/>
      <style:text-properties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paragraph-properties fo:text-align="start" style:justify-single-word="false"/>
    </style:style>
    <style:style style:name="P20" style:family="paragraph" style:parent-style-name="Standard" style:list-style-name="L8">
      <style:paragraph-properties fo:text-align="start" style:justify-single-word="false"/>
    </style:style>
    <style:style style:name="P21" style:family="paragraph" style:parent-style-name="Standard" style:list-style-name="L8">
      <style:paragraph-properties fo:margin-left="0.9846in" fo:margin-right="0in" fo:text-align="start" style:justify-single-word="false" fo:text-indent="-0.25in" style:auto-text-indent="false"/>
    </style:style>
    <style:style style:name="P22" style:family="paragraph" style:parent-style-name="Standard" style:list-style-name="L9">
      <style:paragraph-properties fo:margin-left="0.9846in" fo:margin-right="0in" fo:text-align="start" style:justify-single-word="false" fo:text-indent="-0.25in" style:auto-text-indent="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style:text-line-through-style="none"/>
    </style:style>
    <style:style style:name="T7" style:family="text">
      <style:text-properties style:text-line-through-style="none"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style:text-line-through-style="solid"/>
    </style:style>
    <style:style style:name="T9" style:family="text">
      <style:text-properties style:text-line-through-style="solid" fo:font-size="12pt" style:text-underline-style="solid" style:text-underline-width="auto" style:text-underline-color="font-color" fo:font-weight="bold" style:font-size-asian="12pt" style:font-weight-asian="bold" style:font-size-complex="12pt" style:font-weight-complex="bold"/>
    </style:style>
    <style:style style:name="T10"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ux Community Software Installer (LCSI)</text:p>
      <text:p text:style-name="P7">Requirements Document</text:p>
      <text:p text:style-name="P7"/>
      <text:p text:style-name="P5">Introduction – Why am I building this?</text:p>
      <text:p text:style-name="P1"/>
      <text:p text:style-name="P1">Being part of the #opensourcemusicians chat room on Freenode and having direct access to several developers in the room (who in turn more developers), I find several of them struggle with making enough money to continue contributing so extensively to the Open Source Community without having to find a full-time job (thus taking away their time to program).</text:p>
      <text:p text:style-name="P1"/>
      <text:p text:style-name="P1">One of the reasons for this (not the only reason, just one of them) is that most Linux users tend to install their free Open Source software directly through their distribution's repos. <text:s/>The users do not typically go to the software's website before using/installing, and so they never even see the donate buttons. <text:s/>The goal of this is simply to make a package manager that will allow users to see what software is accepting donations when they go to install the program. <text:s/>The donations would be purely optional.</text:p>
      <text:p text:style-name="P1"/>
      <text:p text:style-name="P1">Someone asked me why I wasn't just trying to fork the package managers already out there and submitting updates to the developers to have this added. <text:s/>I think my answer to that is three fold:</text:p>
      <text:p text:style-name="P1"/>
      <text:list xml:id="list6815830996956041795" text:style-name="L1">
        <text:list-item>
          <text:list>
            <text:list-item>
              <text:list>
                <text:list-item>
                  <text:p text:style-name="P9">I thought of the Command Line installers, and although they could easily add an additional flag that people could use to donate, it wouldn't be readily visible on those installers that they can donate to a particular developer.<text:line-break/></text:p>
                </text:list-item>
                <text:list-item>
                  <text:p text:style-name="P9">I'm not the greatest at reading others' code and trying to modify what they have done or figure out what they did or where to make my updates.<text:line-break/></text:p>
                </text:list-item>
                <text:list-item>
                  <text:p text:style-name="P9">I would hate to affect other communities with my notion and thought processes. <text:s/>I don't want to force this upon anyone, which is why I feel being distribution agnostic is the better way to go. <text:s/>If a particular distribution community would be interested in having their package manager(s) updated to allow for donations, I would be all for it and would assist however I could.</text:p>
                </text:list-item>
              </text:list>
            </text:list-item>
          </text:list>
        </text:list-item>
      </text:list>
      <text:p text:style-name="P1"/>
      <text:p text:style-name="P5">The Basic Intentions Of The Program</text:p>
      <text:p text:style-name="P1"/>
      <text:p text:style-name="P13">The concept for LCSI is fairly straightforward: <text:s/>I'm going to have a SQLite Database that is maintained with up-to-date information on the various packages. <text:s/>I am going to start with the availability to donate through Flattr &amp; PayPal with the hope of being able to expand the available donation options (source I'm considering: <text:s/>Gittip, Snowdrift.coop, &amp; Bitcoin. <text:s/>If there are other good ways for projects to sign-up and receive donations, I'm willing to add them to the list. <text:s/>Whatever helps the developers, even if I don't agree with all of the donation site's philosophies, because this project isn't about me, it's about getting money into the hands of the developers to free up their resource constraints and let them do what they do best: <text:s/>Make open-source software).</text:p>
      <text:p text:style-name="P13"/>
      <text:p text:style-name="P13">LCSI will have three sets of packages available per piece of software: <text:s/>Stable, Cutting Edge, and Bleeding Edge. <text:s/>Stable will be the latest stable release. <text:s/>Cutting Edge will consist of the latest stable or beta versions. <text:s/>Bleeding Edge will link you straight up to a git, Subversion, etc. repository and will give you the latest push. <text:s/>The user can select an overall default setting for the software they download and will also be given the option to select at an individual package level (which would override the default).</text:p>
      <text:p text:style-name="P13"/>
      <text:p text:style-name="P13">I have considered and even intended during the early phases of thinking this through of linking LCSI up to the distribution's <text:s/>Command Line package managers (such as apt for *buntu and pacman for Arch). <text:s/>I have also considered just grabbing the links directly from the website and building the source code from scratch. <text:s/>People have explained the complexity of trying to manage something like that. <text:s/>The third thought process is to use a standardized package building script (such as PKGBUILD for Arch or the build system for Gentoo) to merge the two worlds together. <text:s/>While I continue to ponder this and ride the fence as to which way I want to ultimately proceed, I want to find a way to support any of these methods until I know which way I end up going (if I don't try to overachieve and find a way to do both).</text:p>
      <text:p text:style-name="P13"/>
      <text:p text:style-name="P15">Much has changed in the past nine months. <text:s/>I had actually given up on the project for a long time, until someone convinced me to try again. <text:s/>The issue I had was that SQLite didn't really manage its data well. <text:s/>Everything was assumption driven and stored regardless, boolean values were actually numbers, etc. <text:s/>I didn't realize that, and it made me want to pull my hair out.</text:p>
      <text:p text:style-name="P15"/>
      <text:p text:style-name="P15">Someone had convinced me to try JSON instead of SQL. <text:s/>It's a nice little text-based way to manage the data and does Boolean values just fine. <text:s/>I'm typically a fan of more binary data files (typically they're smaller and not as easily manipulated outside the program), but <text:soft-page-break/>many Linux users see the advantage of text files, so I was convinced, at least for this project.</text:p>
      <text:p text:style-name="P15"/>
      <text:p text:style-name="P15">The other change I elected to make was to have the GUI be QML instead of QtGUI. <text:s/>The reason behind this decision is for the plugins I wish to write. <text:s/>Although Qt does have QScript classes, their documentation suggests that this is primarily for backwards compatibility to Qt4, and thus I'm anticipating them to be deprecated in the not-so-distant future. <text:s/>So why bother writing all this code to do things one way and then end up having to do it a completely different way later on anyway? <text:s/>Using QML gives me access to all of the Qt features, since they were written together, and there are ways to write C++ plugins that work with the QML files (even, as I'm understanding it, QML files that are loaded at run-time). <text:s/>Even though there is a slight difference in speed (evident when resizing the window), I think the difference is small enough where it will be tolerable for users in order to gain that plugin advantage.</text:p>
      <text:p text:style-name="P15"/>
      <text:p text:style-name="P15">I have also made a firm decision that the installation will be handled via communication to the respective package managers (apt-get, yum, etc.). <text:s/>For Arch (which is the distro I use), I plan on implementing through pacaur instead of pacman, as a lot of awesome programs are in the AUR and I wish to (at least for now) avoid having my program do any manual compilation work. <text:s/>Linking to pacaur allows pacaur to do the compilation and installation. <text:s/>I'm hoping to have these sections of code as plugins, so one can only install the type of plugin they need for their particular distribution (and to allow others to write the code for plugins I may not have any experience with, such as Gentoo's emerge).</text:p>
      <text:p text:style-name="P15"/>
      <text:p text:style-name="P1"><text:span text:style-name="T6">So there you have it. <text:s/>There's the update. <text:s/>Let me know if you have any additional suggestions/recommendations on improving the program as I go about writing it.</text:span></text:p>
      <text:p text:style-name="P1"><text:span text:style-name="T7"/></text:p>
      <text:p text:style-name="P1"><text:span text:style-name="T7"/></text:p>
      <text:p text:style-name="P1"><text:span text:style-name="T9">SQL</text:span><text:span text:style-name="T5"> </text:span><text:span text:style-name="T9">Tables </text:span><text:span text:style-name="T5">JSON Files</text:span></text:p>
      <text:p text:style-name="P5"/>
      <text:p text:style-name="P1">I am removing the prior documentation on SQL entirely, as it's many pages long and the concept has changed dramatically anyway.</text:p>
      <text:p text:style-name="P2"/>
      <text:p text:style-name="P12">Repository</text:p>
      <text:p text:style-name="P2"/>
      <text:p text:style-name="P2">Due to a lack of a better name at this time, these files are called repository files, even though they do not officially contain the binary or source packages. <text:s/>That will all be handled through the distro's package manager. <text:s/>A repository file will handle in one file and two arrays what was handled in several different tables under SQL. <text:s/>Being that the end user has the option to do connect to multiple repositories, Here is the layout:</text:p>
      <text:p text:style-name="P2"/>
      <text:list xml:id="list390786965364329844" text:style-name="L8">
        <text:list-item>
          <text:p text:style-name="P20"><text:span text:style-name="T10">Categories: <text:s/>A list of strings that define the Categories that the repo uses. <text:s/>Some could argue that this is not necessary, as the categories are already defined within each project, but having one set here helps limit entries to just the categories that the superadmin wants to have maintained in their repo.</text:span></text:p>
        </text:list-item>
        <text:list-item>
          <text:p text:style-name="P20"><text:span text:style-name="T10">Packages: A list of the various packages found in the repository. <text:s/>Packages will have the following basic values:</text:span></text:p>
        </text:list-item>
      </text:list>
      <text:p text:style-name="P19"><text:span text:style-name="T10"/></text:p>
      <text:list xml:id="list1551879511" text:continue-numbering="true" text:style-name="L8">
        <text:list-item>
          <text:p text:style-name="P21"><text:span text:style-name="T10">Package [Name]</text:span></text:p>
        </text:list-item>
        <text:list-item>
          <text:p text:style-name="P21"><text:span text:style-name="T10">Category</text:span></text:p>
        </text:list-item>
        <text:list-item>
          <text:p text:style-name="P21"><text:span text:style-name="T10">Description</text:span></text:p>
        </text:list-item>
        <text:list-item>
          <text:p text:style-name="P21"><text:span text:style-name="T10">Developer [Name]</text:span></text:p>
        </text:list-item>
        <text:list-item>
          <text:p text:style-name="P21"><text:span text:style-name="T10">E-Mail [Address of devloper/package maintainer(s)]</text:span></text:p>
        </text:list-item>
        <text:list-item>
          <text:p text:style-name="P21"><text:span text:style-name="T10">Website [for package]</text:span></text:p>
        </text:list-item>
        <text:list-item>
          <text:p text:style-name="P21"><text:span text:style-name="T10">Icon</text:span></text:p>
        </text:list-item>
        <text:list-item>
          <text:p text:style-name="P21"><text:span text:style-name="T10">Screenshot</text:span></text:p>
        </text:list-item>
        <text:list-item>
          <text:p text:style-name="P21"><text:span text:style-name="T10">Hidden [Boolean value indicating whether or not a package is visible to the end user. <text:s/>This is helpful should an admin want to hide a package, for any reason – Be it that it has become unstable, It is no longer maintained, etc.]</text:span></text:p>
        </text:list-item>
      </text:list>
      <text:p text:style-name="P2"/>
      <text:p text:style-name="P2">I'm hoping that the donation and package manager interfaces will be loaded as plugins, so the additional fields <text:span text:style-name="T2">within the </text:span>filethat will be available will be dependant upon the additional plugins that the repo maintainer(s) have loaded on their system. <text:s/>The following additional fields are forecasted as optional at this time (Please note that these are initial plugins I plan on developing. <text:s/>Additional plugins I create later <text:span text:style-name="T4">or</text:span> created by others could expand this list).</text:p>
      <text:p text:style-name="P2"/>
      <text:list xml:id="list8562465388414706881" text:style-name="L9">
        <text:list-item>
          <text:p text:style-name="P22">aptget: <text:s/>The name of the package under apt-get.</text:p>
        </text:list-item>
        <text:list-item>
          <text:p text:style-name="P22">yum: <text:s text:c="4"/>The name of the package under yum.</text:p>
        </text:list-item>
        <text:list-item>
          <text:p text:style-name="P22"><text:soft-page-break/>pacaur: <text:s/>The name of the package under pacman/pacaur</text:p>
        </text:list-item>
        <text:list-item>
          <text:p text:style-name="P22">flattr: <text:s text:c="2"/>The flattr ID for the developer/package (depending on how they set up their flattr account)</text:p>
        </text:list-item>
        <text:list-item>
          <text:p text:style-name="P22">paypal: The PayPal ID for the developer/package (depending on how they set up their PayPal account)</text:p>
        </text:list-item>
      </text:list>
      <text:p text:style-name="P23">Any of the optional lines will be supported on the user end based on the plugins that they have loaded. <text:s/>This could mean, as an example, that a repository file could have the package names for apt-get, yum, and pacaur, but if the user only has the apt-get plugin loaded in their system, they will only be able to see information and options for apt-get. <text:s/>The yum and pacaur values would be ignored. <text:s/>Same when it comes to donation and other plugin options: <text:s/>Any plugin values identified in the package data that aren't supported by plugins on the end user's system will simply be ignored.</text:p>
      <text:p text:style-name="P23"><text:span text:style-name="T5"/></text:p>
      <text:p text:style-name="P23"><text:span text:style-name="T5"/></text:p>
      <text:p text:style-name="P23"><text:span text:style-name="T5">Repository Update</text:span></text:p>
      <text:p text:style-name="P14">In order to update the package manager's repository, the LCSI will need to either connect to an SQL Database over the internet, or download a SQL Database and then connect to it locally. <text:s/>Either way, the SQL database would update the Packages, Package_Versions, Donation, and Developer Tables with the most current information received from the maintainer(s) of the repository.</text:p>
      <text:p text:style-name="P14"/>
      <text:p text:style-name="P14"><text:span text:style-name="T6">LCSI needs to be able to accommodate the ability to choose different (or additional?) LCSI repositories, in case anyone wishes to create their own repositories. <text:s/></text:span>My personal preference would be that there would be one repository for everyone to use and I just add additional maintainers to the single repository, but again, it's not about me. <text:s/>I want to make this software so that others can add on as they deem appropriate.</text:p>
      <text:p text:style-name="P14"/>
      <text:p text:style-name="P14">The online database will need to be password protected for writing, readable by everyone (I believe this is possible with SQLite, but I need to look into this to be sure. <text:s/>If not, I'll need to figure out an alternate way to ensure only the maintainers can update the online repository database).</text:p>
      <text:p text:style-name="P14"/>
      <text:p text:style-name="P16">The repositories will obviously still need to be online so that end users can download updates, however instead of having to worry about a SQL connection and all that, they just need to download the latest .json file for the repo. <text:s/>This will be stored locally on their system as [repository URL].json.</text:p>
      <text:p text:style-name="P16"/>
      <text:p text:style-name="P16">Without connecting to a SQL database that requires username/password for edit capabilities, I'm not certain yet how updating through my Package Maintainer plugin is going to work exactly. <text:s/>As I figure parts of it out, I will update this section. <text:s/>It may ultimately be up to the admins and/or superadmin of a repo to figure out how to get the updated repo onto their site. <text:s/>Here are the two components that I see needing to be addressed:</text:p>
      <text:p text:style-name="P16"/>
      <text:list xml:id="list4069902588629794262" text:style-name="L10">
        <text:list-item>
          <text:p text:style-name="P17">Admins will need a way to securely connect to the site through the software to make the appropriate changes to the packages. Because I'm using JSON, it would not be prudent to put user names or anything in there (other than, perhaps, I may consider putting an additional object that would contain a list of admins (names/nicknames) and their e-mail addresses <text:span text:style-name="T4">OR</text:span> mailing list info for the repo in case an end user has any issues with the repository, so they have a way of reaching out to the maintainers for assistance).</text:p>
          <text:p text:style-name="P17"/>
        </text:list-item>
        <text:list-item>
          <text:p text:style-name="P17">Admins will need a way to upload their changes (either real-time or after all edits are made, obviously not decided yet).</text:p>
        </text:list-item>
      </text:list>
      <text:p text:style-name="P16"/>
      <text:p text:style-name="P16">Any suggestions on making a more universal upload capability available within a plugin would be most appreciated. <text:s/>I really don't want anyone to have to update the .json file by hand if at all possible. <text:s/>That leaves a higher chance of error. <text:s/>Of course, if that's how they prefer to do it, they're the admins, it's a text file, and they can do what they want with it.</text:p>
      <text:p text:style-name="P2"/>
      <text:p text:style-name="P2"/>
      <text:p text:style-name="P4">Graphical User Interface (GUI)</text:p>
      <text:p text:style-name="P2">I would like a GUI that would work well for both the end-user and the maintainer. <text:s/>The prototype shows a basic table pulling data from the <text:span text:style-name="T8">SQL Database</text:span> JSON file(s). <text:s/>Initial thoughts on this have been to make the Table itself completely read-only and to handle all end-user/maintainer actions through a right-click menu. <text:s/>I'm thinking of having a user-editable checkbox in the table, which will make it easier for the end-user to install multiple packages at once.</text:p>
      <text:p text:style-name="P2"/>
      <text:p text:style-name="P2">The repo maintainer plugin could change the values of the TableView to unlock an editing mode once they log in as an admin of the repo. <text:s/>Logging in as an admin to a repo, however, should limit their view to just that repo while they are in edit mode. <text:s/>Any additional repositories would not be visible/accessible while in edit mode.</text:p>
      <text:p text:style-name="P2"/>
      <text:p text:style-name="P2"/>
      <text:p text:style-name="P2"><text:soft-page-break/>The maintainer functions, however, would be one package at a time. <text:s/>The thought process behind this is that it is less likely (yet still not impossible) in that scenario to update the wrong record, thus causing issues. <text:s/>T<text:span text:style-name="T8">hey can edit one developer profile, one package, etc. at a time.</text:span> <text:s/>The right-click options would give them the maintainer options when they are logged in successfully to the remote database, <text:span text:style-name="T8">and will bring up the appropriate form to edit the data as they indicated</text:span>.</text:p>
      <text:p text:style-name="P2"/>
      <text:p text:style-name="P2">I would like to get an Icon Toolbar set up to allow people to click on the icon buttons instead of the right-clicks. <text:s/>With the Icon Toolbars, I can also set up Keyboard Shortcuts. <text:s/>While I'm at it, I might as well set up Menu items to accommodate pretty much every possible way someone could think to perform actions.</text:p>
      <text:p text:style-name="P2"/>
      <text:p text:style-name="P4">Donations</text:p>
      <text:p text:style-name="P2">The donations initially will not be handled directly through the software, per say. <text:s/>There will be icons that appear for the various donation sponsors. <text:s/>These are hyperlinks, and the hyperlinks are not embedded in the software for potential copyright reasons, rather they are pulled straight from the websites as indicated for website use. <text:s/>When the user clicks on the appropriate icon, a dialog popup with a Web Browser Viewer displays the website. <text:s/>The transaction is completed through the website directly. <text:s/>I would eventually like to be able to have the user store their usernames for the various donation sites, and simply enter their password to allow secure login to the website (which will avoid having anyone coming along and spending someone else's money). <text:s/>I may look into better integration in the future (I know some of the websites have APIs that could be attached to), but that's my goal for the initial release.</text:p>
      <text:p text:style-name="P2"/>
      <text:p text:style-name="P2">There have been recommendations of setting up automatic monthly/weekly contributions for these various websites. <text:s/>That is something that I am not planning on implementing initially. <text:s/>If I do get better integration for one or more sites, this may be something I can consider in the future.</text:p>
      <text:p text:style-name="P2"/>
      <text:p text:style-name="P2"/>
      <text:p text:style-name="P3">Other Ideas/Plugins</text:p>
      <text:p text:style-name="P2">Someone recommended creating a daemon to keep track of how many times/how long in total time a software was used. <text:s/>This information would then be stored in a file that can be opened up and displayed in a front-end application and integrated into LCSI to help the user realize what software they tend to use the most, which can aid in the decision of what package(s) they wish to donate to. <text:s/><text:span text:style-name="T2">If</text:span> I were to implement this (and that's a big if), I would make it a separate plugin/package to install, for two reasons:</text:p>
      <text:p text:style-name="P2"/>
      <text:list xml:id="list115490561891216892" text:style-name="L7">
        <text:list-item>
          <text:list>
            <text:list-item>
              <text:list>
                <text:list-item>
                  <text:p text:style-name="P11">Some people are weary of such an application and would potentially think that this is spying. <text:s/>It isn't my intent to spy. <text:s/>The information would purely be local and for the end-user's eyes only. <text:s/>To ensure that no one would think of it as spying, requiring someone to install it separately would ensure only those who want this feature would have it. <text:s/>(For those who are really weary, rest assured this code would be Open Source as well so you can verify it's not sending data anywhere).</text:p>
                  <text:p text:style-name="P11"/>
                </text:list-item>
                <text:list-item>
                  <text:p text:style-name="P11">Being a Musician and needing every shred of CPU &amp; RAM myself, having one more Daemon running is not on my list of things to have.</text:p>
                </text:list-item>
              </text:list>
            </text:list-item>
          </text:list>
        </text:list-item>
      </text:list>
      <text:p text:style-name="P2"/>
      <text:p text:style-name="P2">Others have requested a command line way of performing the installs and donations. <text:s/>Because the initial version is going to link to a website to perform the donations, I don't see this option as very viable at this point in time. <text:s/>That's not to say I won't consider it for the future. <text:s/>As I go back and review APIs for the donation sites, I may be able to get it where my program can directly manage the donation options to some of the donation sites. <text:s/>At that point, then viability would be apparent for those to be supported on command line. <text:s/>Any donation sites that do not have an API for direct communication like that would not be able to be supported via a true command line, so you'd still have to use the GUI version to donate to those sites.</text:p>
      <text:p text:style-name="P2"/>
      <text:p text:style-name="P2"/>
      <text:p text:style-name="P2"><text:span text:style-name="T3">NOTE</text:span>: <text:s/><text:span text:style-name="T2">The above requirements originated partly from my original thoughts and partly from conversations with others that have been providing rather awesome ideas and suggestions. <text:s/>As this program is in the midst of being written beyond the prototype that is currently posted on GitHub, I wish it to be known that, although I put a lot of thought into this program (including the SQL Tables), ANYTHING on here is subject to change as people provide more awesome ideas and suggestions. <text:s/>So, let's hear what ya' g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page-layout style:name="Mpm1">
      <style:page-layout-properties fo:page-width="8.5in" fo:page-height="11in" style:num-format="1" style:print-orientation="portrait" fo:margin-top="0.5in" fo:margin-bottom="0.5in" fo:margin-left="0.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Header">Last Updated: <text:s/>February13<text:span text:style-name="MT1">th</text:span>, 2014<text:tab/> by Jason Harrer (jazzyeagle79@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2:17:10</meta:creation-date>
    <dc:date>2014-02-13T06:24:07</dc:date>
    <meta:editing-duration>P1DT2H4M5S</meta:editing-duration>
    <meta:editing-cycles>9</meta:editing-cycles>
    <meta:generator>OpenOffice/4.0.1$Unix OpenOffice.org_project/401m5$Build-9714</meta:generator>
    <meta:document-statistic meta:table-count="0" meta:image-count="0" meta:object-count="0" meta:page-count="4" meta:paragraph-count="64" meta:word-count="3053" meta:character-count="17586"/>
    <dc:creator>Jason Harrer</dc:creator>
  </office:meta>
</office:document-meta>
</file>